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itle" style:master-page-name="Standard">
      <style:paragraph-properties fo:margin-top="0.1528in" fo:margin-bottom="0.0417in" fo:text-align="center" style:justify-single-word="false" style:page-number="auto"/>
      <style:text-properties style:font-name="DejaVu Sans" style:font-name-asian="DejaVu Sans" style:language-asian="zh" style:country-asian="CN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2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07-13">
            <text:p text:style-name="P6">07/13/11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李伟，王正明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egg2-0-8功能</text:p>
          </table:table-cell>
          <table:table-cell table:style-name="Table1.C2" office:value-type="string">
            <text:p text:style-name="P10">1. DFS对于Egg2来说是一个非常重要的功能。目前考虑到两种实现方式，一种是直接有关键词做为ID列表的名称；另一种，就是将egg的整体放到DFS上。但同时附加一个表格，记录了所有关键词到egg文件的偏移量。</text:p>
            <text:p text:style-name="P10">2. Egg2需要参考TC的做法，实现Document的修改与删除。</text:p>
            <text:p text:style-name="P10">3. 解决打分问题。不能区分（白帆，帆白，“白/标点/帆”，三个字的情况下，两个字的打分会影响结果，三国志11问题－由于取的偏移量少少，导致日期中的11影响了搜索结果）</text:p>
            <text:p text:style-name="P10">3. 分词器独立于scholar存在。</text:p>
            <text:p text:style-name="P10">4. egg2-0-8的Java接口，由山虎负责在10月份前完成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07-15T14:39:02</dc:date>
    <dc:creator>justin </dc:creator>
    <meta:editing-duration>PT05H09M24S</meta:editing-duration>
    <meta:editing-cycles>162</meta:editing-cycles>
    <meta:generator>OpenOffice.org/3.2$Unix OpenOffice.org_project/320m12$Build-9483</meta:generator>
    <meta:document-statistic meta:table-count="2" meta:image-count="0" meta:object-count="0" meta:page-count="2" meta:paragraph-count="27" meta:word-count="168" meta:character-count="401"/>
  </office:meta>
</office:document-meta>
</file>